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028" officeooo:paragraph-rsid="00119028"/>
    </style:style>
    <style:style style:name="P2" style:family="paragraph" style:parent-style-name="Standard">
      <style:text-properties officeooo:rsid="0011d628" officeooo:paragraph-rsid="0011d628"/>
    </style:style>
    <style:style style:name="P3" style:family="paragraph" style:parent-style-name="Standard">
      <style:text-properties officeooo:rsid="00126134" officeooo:paragraph-rsid="00126134"/>
    </style:style>
    <style:style style:name="P4" style:family="paragraph" style:parent-style-name="Standard">
      <style:text-properties officeooo:rsid="0013f913" officeooo:paragraph-rsid="0013f913"/>
    </style:style>
    <style:style style:name="P5" style:family="paragraph" style:parent-style-name="Standard">
      <style:text-properties officeooo:rsid="0015b55d" officeooo:paragraph-rsid="0015b55d"/>
    </style:style>
    <style:style style:name="P6" style:family="paragraph" style:parent-style-name="Standard">
      <style:text-properties officeooo:rsid="0015bac7" officeooo:paragraph-rsid="0015bac7"/>
    </style:style>
    <style:style style:name="P7" style:family="paragraph" style:parent-style-name="Standard">
      <style:text-properties officeooo:rsid="0015c626" officeooo:paragraph-rsid="0015c626"/>
    </style:style>
    <style:style style:name="P8" style:family="paragraph" style:parent-style-name="Standard">
      <style:text-properties officeooo:rsid="0017672e" officeooo:paragraph-rsid="0015c626"/>
    </style:style>
    <style:style style:name="P9" style:family="paragraph" style:parent-style-name="Standard">
      <style:text-properties officeooo:rsid="0017672e" officeooo:paragraph-rsid="0017672e"/>
    </style:style>
    <style:style style:name="P10" style:family="paragraph" style:parent-style-name="Standard">
      <style:text-properties officeooo:rsid="00198ac9" officeooo:paragraph-rsid="00198ac9"/>
    </style:style>
    <style:style style:name="T1" style:family="text">
      <style:text-properties officeooo:rsid="0013c369"/>
    </style:style>
    <style:style style:name="T2" style:family="text">
      <style:text-properties officeooo:rsid="001480c8"/>
    </style:style>
    <style:style style:name="T3" style:family="text">
      <style:text-properties officeooo:rsid="0017f0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ttoprogrammi: parti di codice / istruzioni e dichiarazioni per risolvere problemi. Servono per utilizzare codice già scritto in diversi punti; astrarre dei dettagli in operazioni complesse; estendere l'insieme delle operazioni del linguaggio.</text:p>
      <text:p text:style-name="P1"/>
      <text:p text:style-name="P1">Il tipo di dato è caratterizzato dall'insieme dei valori e dall'insieme di operazioni.</text:p>
      <text:p text:style-name="P1"/>
      <text:p text:style-name="P2">Struttura di un programma C: direttive (include, define), parte dichiarativa globale (tipi, costanti, variabili, sottoprogrammi), sottoprogrammi[intestazione, parte dichiarativa locale (tipi, costanti, variabili, sottoprogrammi), parte esecutiva))</text:p>
      <text:p text:style-name="P2"/>
      <text:p text:style-name="P3">intestazione: tipo + nome del sottoprogramma ( parametri<text:span text:style-name="T1"> in ingresso</text:span> )</text:p>
      <text:p text:style-name="P3"/>
      <text:p text:style-name="P4">Esecuzione di un sottoprogramma:</text:p>
      <text:p text:style-name="P4"/>
      <text:p text:style-name="P4">programma chiamante: <text:span text:style-name="T2">Il valore di ciascun parametro effettivo (attuale) copiato nel corrispondente parametro formale</text:span></text:p>
      <text:p text:style-name="P4"/>
      <text:p text:style-name="P5">dichiarazione:</text:p>
      <text:p text:style-name="P5"/>
      <text:p text:style-name="P5">int radiceQuadrata(int);</text:p>
      <text:p text:style-name="P5">int main { }</text:p>
      <text:p text:style-name="P5">int radiceQuadrata(int x) { }</text:p>
      <text:p text:style-name="P5"/>
      <text:p text:style-name="P5">oppure int radiceQuadrata(int x){} e poi main</text:p>
      <text:p text:style-name="P5"/>
      <text:p text:style-name="P6">void è un tipo di funzione che non restituisce niente.</text:p>
      <text:p text:style-name="P6"/>
      <text:p text:style-name="P7">Cosa succede se passo un array? (non posso restituirlo, ma passare...?)</text:p>
      <text:p text:style-name="P7"/>
      <text:p text:style-name="P9">void ordina(arrFloat b OPPURE float *b OPPURE float b[])<text:line-break/><text:line-break/>{</text:p>
      <text:p text:style-name="P9"><text:tab/>int i, j;<text:line-break/><text:span text:style-name="T3"> </text:span>}</text:p>
      <text:p text:style-name="P7"/>
      <text:p text:style-name="P7">typedef float arrFloat[1000];</text:p>
      <text:p text:style-name="P8"/>
      <text:p text:style-name="P9">arrFloat a;</text:p>
      <text:p text:style-name="P9">ordina(a)<text:span text:style-name="T3">;</text:span></text:p>
      <text:p text:style-name="P9"/>
      <text:p text:style-name="P10">aritmetica tra puntatori: se ho b[] array float e j float, b + j = b + j * sizeof(floa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2.1$Linux_X86_64 LibreOffice_project/10$Build-1</meta:generator>
    <meta:editing-cycles>0</meta:editing-cycles>
    <meta:editing-duration>P0D</meta:editing-duration>
    <meta:document-statistic meta:table-count="0" meta:image-count="0" meta:object-count="0" meta:page-count="1" meta:paragraph-count="19" meta:word-count="179" meta:character-count="1254" meta:non-whitespace-character-count="1091"/>
  </office:meta>
</office:document-meta>
</file>